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ultCollectorHelper.add( SampleResult samp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ultCollectorHelper.ResultCollectorHelper( ResultCollector resultCollector , Visualizer visu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